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Fine_20_Dashed_20__28_var_29_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stroke-dash="Fine_20_Dashed_20__28_var_29_" svg:stroke-width="0.051cm" svg:stroke-color="#000000" draw:marker-start-width="0.277cm" draw:marker-end-width="0.277cm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stroke-dash="Dashed_20__28_var_29_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Dashed_20__28_var_29_" svg:stroke-width="0.051cm" draw:marker-start="Arrow" draw:textarea-horizontal-align="center" draw:textarea-vertical-align="middle" fo:padding-top="0.15cm" fo:padding-bottom="0.15cm" fo:padding-left="0.275cm" fo:padding-right="0.275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2.54cm" svg:height="1.27cm" svg:x="3.81cm" svg:y="1.905cm">
          <text:p text:style-name="P1"><text:span text:style-name="T1">flags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6.35cm" svg:y="1.905cm">
          <text:p text:style-name="P1"><text:span text:style-name="T1">interval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27cm" svg:x="8.89cm" svg:y="1.905cm">
          <text:p text:style-name="P1"><text:span text:style-name="T1">entry count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27cm" svg:x="12.065cm" svg:y="1.905cm">
          <text:p text:style-name="P1"><text:span text:style-name="T1">TrackingEntry</text:span></text:p>
          <draw:enhanced-geometry svg:viewBox="0 0 21600 21600" draw:type="rectangle" draw:enhanced-path="M 0 0 L 21600 0 21600 21600 0 21600 0 0 Z N"/>
        </draw:custom-shape>
        <draw:polyline draw:style-name="gr3" draw:text-style-name="P1" draw:layer="layout" svg:width="0.634cm" svg:height="20.954cm" draw:transform="rotate (-1.57079632679579) translate (24.765cm 0.961999999993787cm)" svg:viewBox="0 0 635 20955" draw:points="635,-28575 0,-28575 0,-49530 635,-49530">
          <text:p/>
        </draw:polyline>
        <draw:frame draw:style-name="gr4" draw:text-style-name="P1" draw:layer="layout" svg:width="8.255cm" svg:height="0.962cm" svg:x="9.525cm" svg:y="0cm">
          <draw:text-box>
            <text:p text:style-name="P1">GeoTracking Block</text:p>
          </draw:text-box>
        </draw:frame>
        <draw:custom-shape draw:style-name="gr5" draw:text-style-name="P2" draw:layer="layout" svg:width="1.905cm" svg:height="1.27cm" svg:x="1.905cm" svg:y="1.905cm">
          <text:p text:style-name="P1"><text:span text:style-name="T1">length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0.635cm" svg:y="1.905cm">
          <text:p text:style-name="P1"><text:span text:style-name="T1">type</text:span></text:p>
          <text:p text:style-name="P1"><text:span text:style-name="T1">(byte)</text:span></text:p>
          <draw:enhanced-geometry svg:viewBox="0 0 21600 21600" draw:type="rectangle" draw:enhanced-path="M 0 0 L 21600 0 21600 21600 0 21600 0 0 Z N"/>
        </draw:custom-shape>
        <draw:frame draw:style-name="gr6" draw:layer="layout" svg:width="4.445cm" svg:height="1.673cm" svg:x="0cm" svg:y="4.601cm">
          <draw:text-box>
            <text:p text:style-name="P1">Block Header (RFC5050)</text:p>
          </draw:text-box>
        </draw:frame>
        <draw:custom-shape draw:style-name="gr7" draw:text-style-name="P1" draw:layer="layout" svg:width="5.08cm" svg:height="1.27cm" svg:x="15.875cm" svg:y="1.905cm">
          <text:p text:style-name="P1">. . .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27cm" svg:x="20.955cm" svg:y="1.905cm">
          <text:p text:style-name="P1"><text:span text:style-name="T1">TrackingEntry</text:span></text:p>
          <draw:enhanced-geometry svg:viewBox="0 0 21600 21600" draw:type="rectangle" draw:enhanced-path="M 0 0 L 21600 0 21600 21600 0 21600 0 0 Z N"/>
        </draw:custom-shape>
        <draw:frame draw:style-name="gr6" draw:layer="layout" svg:width="8.255cm" svg:height="0.962cm" svg:x="13.97cm" svg:y="4.118cm">
          <draw:text-box>
            <text:p text:style-name="P1">TrackingEntry List</text:p>
          </draw:text-box>
        </draw:frame>
        <draw:polyline draw:style-name="gr3" draw:text-style-name="P1" draw:layer="layout" svg:width="0.634cm" svg:height="12.699cm" draw:transform="rotate (-1.57079632679579) translate (24.765cm 3.48299999999623cm)" svg:viewBox="0 0 635 12700" draw:points="0,-36830 635,-36830 635,-49530 0,-49530">
          <text:p/>
        </draw:polyline>
        <draw:polyline draw:style-name="gr3" draw:text-style-name="P1" draw:layer="layout" svg:width="0.634cm" svg:height="3.174cm" draw:transform="rotate (1.5707963267946) translate (0.635cm 4.11900000000283cm)" svg:viewBox="0 0 635 3175" draw:points="635,4445 0,4445 0,1270 635,1270">
          <text:p/>
        </draw:polyline>
        <draw:custom-shape draw:style-name="gr2" draw:text-style-name="P2" draw:layer="layout" svg:width="2.54cm" svg:height="1.27cm" svg:x="10.795cm" svg:y="9.525cm">
          <text:p text:style-name="P1"><text:span text:style-name="T1">entry type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27cm" svg:x="13.335cm" svg:y="9.525cm">
          <text:p text:style-name="P1"><text:span text:style-name="T1">timestamp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1.27cm" svg:x="15.875cm" svg:y="9.525cm">
          <text:p text:style-name="P1"><text:span text:style-name="T1">endopoint ID</text:span></text:p>
          <text:p text:style-name="P1"><text:span text:style-name="T1">(DTN string)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8.255cm" svg:height="0.802cm" svg:x="12.7cm" svg:y="8.339cm">
          <draw:text-box>
            <text:p text:style-name="P1"><text:span text:style-name="T2">entry type = 1 (HOPDATA)</text:span></text:p>
          </draw:text-box>
        </draw:frame>
        <draw:frame draw:style-name="gr4" draw:text-style-name="P1" draw:layer="layout" svg:width="8.255cm" svg:height="0.962cm" svg:x="13.335cm" svg:y="6.985cm">
          <draw:text-box>
            <text:p text:style-name="P1">TrackingEntry</text:p>
          </draw:text-box>
        </draw:frame>
        <draw:custom-shape draw:style-name="gr2" draw:text-style-name="P2" draw:layer="layout" svg:width="2.54cm" svg:height="1.27cm" svg:x="10.795cm" svg:y="13.335cm">
          <text:p text:style-name="P1"><text:span text:style-name="T1">entry type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27cm" svg:x="13.335cm" svg:y="13.335cm">
          <text:p text:style-name="P1"><text:span text:style-name="T1">timestamp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27cm" svg:x="15.875cm" svg:y="13.335cm">
          <text:p text:style-name="P1"><text:span text:style-name="T1">latitude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8.255cm" svg:height="0.802cm" svg:x="12.7cm" svg:y="12.065cm">
          <draw:text-box>
            <text:p text:style-name="P1"><text:span text:style-name="T2">entry type = 2 (GEODATA)</text:span></text:p>
          </draw:text-box>
        </draw:frame>
        <draw:custom-shape draw:style-name="gr2" draw:text-style-name="P2" draw:layer="layout" svg:width="3.175cm" svg:height="1.27cm" svg:x="19.05cm" svg:y="13.335cm">
          <text:p text:style-name="P1"><text:span text:style-name="T1">longitude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id="id1" draw:layer="layout" svg:width="1.27cm" svg:height="1.27cm" svg:x="4.445cm" svg:y="6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id="id5" draw:layer="layout" svg:width="1.27cm" svg:height="1.27cm" svg:x="6.985cm" svg:y="6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id="id3" draw:layer="layout" svg:width="1.27cm" svg:height="1.27cm" svg:x="5.715cm" svg:y="6.3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3.81cm" svg:y1="3.175cm" svg:x2="4.445cm" svg:y2="6.35cm">
          <text:p/>
        </draw:line>
        <draw:line draw:style-name="gr10" draw:text-style-name="P1" draw:layer="layout" svg:x1="6.35cm" svg:y1="3.175cm" svg:x2="8.255cm" svg:y2="6.35cm">
          <text:p/>
        </draw:line>
        <draw:frame draw:style-name="gr11" draw:text-style-name="P4" draw:id="id2" draw:layer="layout" svg:width="5.08cm" svg:height="0.775cm" draw:transform="rotate (0.830253125173546) translate (1.081cm 12.005cm)">
          <draw:text-box>
            <text:p text:style-name="P4"><text:span text:style-name="T1">TRACK_HOPS</text:span></text:p>
          </draw:text-box>
        </draw:frame>
        <draw:frame draw:style-name="gr11" draw:text-style-name="P4" draw:id="id4" draw:layer="layout" svg:width="5.08cm" svg:height="0.775cm" draw:transform="rotate (0.830253125173546) translate (2.351cm 12.005cm)">
          <draw:text-box>
            <text:p text:style-name="P4"><text:span text:style-name="T1">TRACK_GEO</text:span></text:p>
          </draw:text-box>
        </draw:frame>
        <draw:frame draw:style-name="gr11" draw:text-style-name="P4" draw:id="id6" draw:layer="layout" svg:width="5.08cm" svg:height="0.775cm" draw:transform="rotate (0.830253125173546) translate (3.81cm 12.005cm)">
          <draw:text-box>
            <text:p text:style-name="P4"><text:span text:style-name="T1">TRACK_TIMESTAMP</text:span></text:p>
          </draw:text-box>
        </draw:frame>
        <draw:connector draw:style-name="gr12" draw:text-style-name="P1" draw:layer="layout" draw:type="line" svg:x1="5.08cm" svg:y1="7.62cm" svg:x2="4.794cm" svg:y2="8.517cm" draw:start-shape="id1" draw:start-glue-point="2" draw:end-shape="id2" svg:d="m5080 7620-286 897">
          <text:p/>
        </draw:connector>
        <draw:connector draw:style-name="gr12" draw:text-style-name="P1" draw:layer="layout" draw:type="line" svg:x1="6.35cm" svg:y1="7.62cm" svg:x2="6.064cm" svg:y2="8.517cm" draw:start-shape="id3" draw:start-glue-point="2" draw:end-shape="id4" svg:d="m6350 7620-286 897">
          <text:p/>
        </draw:connector>
        <draw:connector draw:style-name="gr12" draw:text-style-name="P1" draw:layer="layout" draw:type="line" svg:x1="7.62cm" svg:y1="7.62cm" svg:x2="7.523cm" svg:y2="8.517cm" draw:start-shape="id5" draw:start-glue-point="2" draw:end-shape="id6" draw:end-glue-point="1" svg:d="m7620 7620-97 897">
          <text:p/>
        </draw:connector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5.2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5.576cm" svg:x="1cm" svg:y="3.132cm" draw:page-number="1"/>
      <draw:page-thumbnail draw:layer="backgroundobjects" svg:width="9.294cm" svg:height="5.576cm" svg:x="1cm" svg:y="11.18cm"/>
      <draw:page-thumbnail draw:layer="backgroundobjects" svg:width="9.294cm" svg:height="5.576cm" svg:x="1cm" svg:y="19.228cm"/>
      <draw:page-thumbnail draw:layer="backgroundobjects" svg:width="9.294cm" svg:height="5.576cm" svg:x="11.295cm" svg:y="3.132cm"/>
      <draw:page-thumbnail draw:layer="backgroundobjects" svg:width="9.294cm" svg:height="5.576cm" svg:x="11.295cm" svg:y="11.18cm"/>
      <draw:page-thumbnail draw:layer="backgroundobjects" svg:width="9.294cm" svg:height="5.576cm" svg:x="11.295cm" svg:y="19.228cm"/>
    </style:handout-master>
    <style:master-page style:name="Default" style:page-layout-name="PM1" draw:style-name="Mdp1">
      <draw:frame presentation:style-name="Default-title" draw:layer="backgroundobjects" svg:width="22.859cm" svg:height="2.544cm" svg:x="1.27cm" svg:y="0.607cm" presentation:class="title" presentation:placeholder="true">
        <draw:text-box/>
      </draw:frame>
      <draw:frame presentation:style-name="Default-outline1" draw:layer="backgroundobjects" svg:width="22.859cm" svg:height="10.058cm" svg:x="1.27cm" svg:y="3.566cm" presentation:class="outline" presentation:placeholder="true">
        <draw:text-box/>
      </draw:frame>
      <draw:frame presentation:style-name="Mpr1" draw:text-style-name="MP1" draw:layer="backgroundobjects" svg:width="5.917cm" svg:height="1.051cm" svg:x="1.27cm" svg:y="13.883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051cm" svg:height="1.051cm" svg:x="8.686cm" svg:y="13.883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5.917cm" svg:height="1.051cm" svg:x="18.211cm" svg:y="13.883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enton Walker</meta:initial-creator>
    <meta:creation-date>2014-05-09T16:01:48</meta:creation-date>
    <meta:editing-duration>PT00H37M14S</meta:editing-duration>
    <meta:editing-cycles>5</meta:editing-cycles>
    <meta:generator>OpenOffice.org/3.2$Unix OpenOffice.org_project/320m12$Build-9483</meta:generator>
    <dc:date>2014-05-09T16:38:59</dc:date>
    <dc:creator>Brenton Walker</dc:creator>
    <meta:document-statistic meta:object-count="58"/>
  </office:meta>
</office:document-meta>
</file>